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tiquaPSCyr-Regular" svg:font-family="AntiquaPSCyr-Regular" style:font-family-generic="roman" style:font-pitch="variable"/>
    <style:font-face style:name="AntiquaPSCyr-Regular-Slant_167" svg:font-family="AntiquaPSCyr-Regular-Slant_16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57c" officeooo:paragraph-rsid="001fc57c"/>
    </style:style>
    <style:style style:name="P2" style:family="paragraph" style:parent-style-name="Standard">
      <style:paragraph-properties fo:text-align="start" style:justify-single-word="false"/>
      <style:text-properties officeooo:rsid="001fc57c" officeooo:paragraph-rsid="001fc57c"/>
    </style:style>
    <style:style style:name="P3" style:family="paragraph" style:parent-style-name="Standard">
      <style:paragraph-properties fo:text-align="start" style:justify-single-word="false"/>
      <style:text-properties style:font-name="AntiquaPSCyr-Regular" fo:font-size="12pt" fo:language="ru" fo:country="RU" officeooo:rsid="001fc57c" officeooo:paragraph-rsid="001fc57c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ntiquaPSCyr-Regular" fo:font-size="12pt" fo:language="ru" fo:country="RU" officeooo:rsid="001fc57c" officeooo:paragraph-rsid="001fc57c" style:font-size-asian="12pt"/>
    </style:style>
    <style:style style:name="P5" style:family="paragraph" style:parent-style-name="Standard">
      <style:paragraph-properties fo:text-align="start" style:justify-single-word="false"/>
      <style:text-properties officeooo:paragraph-rsid="002165ec"/>
    </style:style>
    <style:style style:name="P6" style:family="paragraph" style:parent-style-name="Standard">
      <style:paragraph-properties fo:text-align="start" style:justify-single-word="false"/>
      <style:text-properties officeooo:paragraph-rsid="0025f7b8"/>
    </style:style>
    <style:style style:name="T1" style:family="text">
      <style:text-properties officeooo:rsid="001fc57c"/>
    </style:style>
    <style:style style:name="T2" style:family="text">
      <style:text-properties style:font-name="AntiquaPSCyr-Regular" fo:font-size="12pt" fo:language="en" fo:country="US" officeooo:rsid="001fc57c" style:font-size-asian="12pt"/>
    </style:style>
    <style:style style:name="T3" style:family="text">
      <style:text-properties style:font-name="AntiquaPSCyr-Regular" fo:font-size="12pt" fo:language="en" fo:country="US" officeooo:rsid="002165ec" style:font-size-asian="12pt"/>
    </style:style>
    <style:style style:name="T4" style:family="text">
      <style:text-properties style:font-name="AntiquaPSCyr-Regular" fo:font-size="12pt" fo:language="ru" fo:country="RU" officeooo:rsid="001fc57c" style:font-size-asian="12pt"/>
    </style:style>
    <style:style style:name="T5" style:family="text">
      <style:text-properties style:font-name="AntiquaPSCyr-Regular" fo:font-size="12pt" fo:language="ru" fo:country="RU" officeooo:rsid="002165ec" style:font-size-asian="12pt"/>
    </style:style>
    <style:style style:name="T6" style:family="text">
      <style:text-properties style:font-name="AntiquaPSCyr-Regular" fo:font-size="12pt" fo:language="ru" fo:country="RU" officeooo:rsid="0025f7b8" style:font-size-asian="12pt"/>
    </style:style>
    <style:style style:name="T7" style:family="text">
      <style:text-properties fo:language="ru" fo:country="RU" officeooo:rsid="001fc57c"/>
    </style:style>
    <style:style style:name="T8" style:family="text">
      <style:text-properties fo:language="ru" fo:country="RU" officeooo:rsid="002165ec"/>
    </style:style>
    <style:style style:name="T9" style:family="text">
      <style:text-properties fo:language="ru" fo:country="RU" officeooo:rsid="0025f7b8"/>
    </style:style>
    <style:style style:name="T10" style:family="text">
      <style:text-properties style:font-name="AntiquaPSCyr-Regular-Slant_167" fo:font-size="12pt" style:font-size-asian="12pt"/>
    </style:style>
    <style:style style:name="T11" style:family="text">
      <style:text-properties style:font-name="AntiquaPSCyr-Regular-Slant_167" fo:font-size="12pt" officeooo:rsid="001fc57c" style:font-size-asian="12pt"/>
    </style:style>
    <style:style style:name="T12" style:family="text">
      <style:text-properties style:font-name="AntiquaPSCyr-Regular-Slant_167" fo:font-size="12pt" officeooo:rsid="0025f7b8" style:font-size-asian="12pt"/>
    </style:style>
    <style:style style:name="T13" style:family="text">
      <style:text-properties style:font-name="AntiquaPSCyr-Regular-Slant_167" fo:font-size="12pt" officeooo:rsid="0027efea" style:font-size-asian="12pt"/>
    </style:style>
    <style:style style:name="T14" style:family="text">
      <style:text-properties style:font-name="AntiquaPSCyr-Regular-Slant_167" fo:font-size="12pt" fo:language="en" fo:country="US" style:font-size-asian="12pt"/>
    </style:style>
    <style:style style:name="T15" style:family="text">
      <style:text-properties style:font-name="AntiquaPSCyr-Regular-Slant_167" fo:font-size="12pt" fo:language="en" fo:country="US" officeooo:rsid="002165ec" style:font-size-asian="12pt"/>
    </style:style>
    <style:style style:name="T16" style:family="text">
      <style:text-properties style:font-name="AntiquaPSCyr-Regular-Slant_167" fo:font-size="12pt" fo:language="en" fo:country="US" officeooo:rsid="0025f7b8" style:font-size-asian="12pt"/>
    </style:style>
    <style:style style:name="T17" style:family="text">
      <style:text-properties style:font-name="AntiquaPSCyr-Regular-Slant_167" fo:font-size="12pt" fo:language="ru" fo:country="RU" officeooo:rsid="002364a5" style:font-size-asian="12pt"/>
    </style:style>
    <style:style style:name="T18" style:family="text">
      <style:text-properties style:font-name="AntiquaPSCyr-Regular-Slant_167" fo:font-size="12pt" fo:language="ru" fo:country="RU" officeooo:rsid="0025f7b8" style:font-size-asian="12pt"/>
    </style:style>
    <style:style style:name="T19" style:family="text">
      <style:text-properties style:font-name="AntiquaPSCyr-Regular-Slant_167" fo:font-size="12pt" fo:language="ru" fo:country="RU" officeooo:rsid="0027efea" style:font-size-asian="12pt"/>
    </style:style>
    <style:style style:name="T20" style:family="text">
      <style:text-properties officeooo:rsid="0025f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<text:span text:style-name="T20">4</text:span></text:p>
      <text:p text:style-name="P1">МиСПИСиТ</text:p>
      <text:p text:style-name="P1"/>
      <text:p text:style-name="P5"><text:span text:style-name="T1">1. </text:span><text:span text:style-name="T8">Данное задание опирается на лабораторную работу </text:span><text:span text:style-name="T9">3</text:span><text:span text:style-name="T8">.</text:span></text:p>
      <text:p text:style-name="P5"><text:span text:style-name="T8">2. </text:span><text:span text:style-name="T1">Загрузит</text:span><text:span text:style-name="T7">е</text:span><text:span text:style-name="T1"> пособие </text:span><text:span text:style-name="T4">Блинков Ю.А. Проектирование информационных систем (_13344.</text:span><text:span text:style-name="T2">pdf</text:span><text:span text:style-name="T4">)</text:span></text:p>
      <text:p text:style-name="P5"><text:span text:style-name="T5">3</text:span><text:span text:style-name="T2">. </text:span><text:span text:style-name="T5">Ознакомьтесь с разделом </text:span><text:span text:style-name="T6">База данных </text:span><text:span text:style-name="T3">(</text:span><text:span text:style-name="T5">стр. </text:span><text:span text:style-name="T6">28</text:span><text:span text:style-name="T5">), загрузите программы и </text:span><text:span text:style-name="T6">скрипты из этого раздела</text:span><text:span text:style-name="T3"> </text:span><text:span text:style-name="T5">просмотрите их код.</text:span></text:p>
      <text:p text:style-name="P6"><text:span text:style-name="T15">4</text:span><text:span text:style-name="T11">. </text:span><text:span text:style-name="T12">В своей виртуальной машине установите и настройте </text:span><text:span text:style-name="T16">postgresql </text:span><text:span text:style-name="T18">сервер и клиент. Создайте базу данных </text:span><text:span text:style-name="T16">telephonedir1.</text:span></text:p>
      <text:p text:style-name="P6"><text:span text:style-name="T16">5. </text:span><text:span text:style-name="T18">Организуйте получение данных для телефонного справочника в лабораторной работе </text:span><text:span text:style-name="T19">3</text:span><text:span text:style-name="T18"> из базы данных.</text:span><text:span text:style-name="T17"> </text:span></text:p>
      <text:p text:style-name="P2"><text:span text:style-name="T12">6</text:span><text:span text:style-name="T10">. </text:span><text:span text:style-name="T12">Покажите структуру базы данных, </text:span><text:span text:style-name="T13">объясните связи в таблицах</text:span><text:span text:style-name="T14">.</text:span></text:p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ntiquaPSCyr-Regular" svg:font-family="AntiquaPSCyr-Regular" style:font-family-generic="roman" style:font-pitch="variable"/>
    <style:font-face style:name="AntiquaPSCyr-Regular-Slant_167" svg:font-family="AntiquaPSCyr-Regular-Slant_16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2:55:44.706000000</meta:creation-date>
    <dc:date>2017-04-04T15:21:11.038000000</dc:date>
    <meta:editing-duration>PT22M27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8" meta:word-count="79" meta:character-count="561" meta:non-whitespace-character-count="489"/>
  </office:meta>
</office:document-meta>
</file>